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infoMM</text:p>
      <text:p text:style-name="Standard"/>
      <text:p text:style-name="Standard">un esempio banale</text:p>
      <text:p text:style-name="Standard"/>
      <text:list text:style-name="L1">
        <text:list-item>
          <text:p text:style-name="P2">lista</text:p>
        </text:list-item>
        <text:list-item>
          <text:p text:style-name="P2">numerata</text:p>
        </text:list-item>
      </text:list>
      <text:p text:style-name="Standard"/>
      <text:list text:style-name="L2">
        <text:list-item>
          <text:p text:style-name="P3">lista </text:p>
        </text:list-item>
        <text:list-item>
          <text:p text:style-name="P3">non </text:p>
        </text:list-item>
        <text:list-item>
          <text:p text:style-name="P3">numerata</text:p>
        </text:list-item>
      </text:list>
      <text:p text:style-name="Standard"/>
      <text:p text:style-name="Standard">paragrafo final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$CWS-ooo20beta</meta:generator>
    <meta:initial-creator>Tommaso Russo</meta:initial-creator>
    <meta:creation-date>2005-05-06T12:07:16</meta:creation-date>
    <dc:creator>Tommaso Russo</dc:creator>
    <dc:date>2005-05-06T12:09:23</dc:date>
    <dc:language>en-US</dc:language>
    <meta:editing-cycles>2</meta:editing-cycles>
    <meta:editing-duration>PT2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1" meta:character-count="73"/>
  </office:meta>
</office:document-meta>
</file>